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1190000314EC405B81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4</text:p>
      <text:p text:style-name="P1"/>
      <text:p text:style-name="P1"/>
      <text:p text:style-name="P2"><text:span text:style-name="T1">Mascara</text:span> </text:p>
      <text:p text:style-name="P2"/>
      <text:p text:style-name="P3">Quero guardar</text:p>
      <text:p text:style-name="P2">------------------------ 0101 ------------------------</text:p>
      <text:p text:style-name="P2"/>
      <text:p text:style-name="P3">Mascara</text:p>
      <text:p text:style-name="P2"/>
      <text:p text:style-name="P5">0000000000000000 1111 00000000000000000</text:p>
      <text:p text:style-name="P2">0000000000000000 0101 00000000000000000</text:p>
      <text:p text:style-name="P2"/>
      <text:p text:style-name="P2">0x0........................... F <text:s text:c="2"/>…................................0</text:p>
      <text:p text:style-name="P2"/>
      <text:p text:style-name="P2"/>
      <text:p text:style-name="P2">Shift </text:p>
      <text:p text:style-name="P2"/>
      <text:p text:style-name="P2">0010 </text:p>
      <text:p text:style-name="P2"><text:s text:c="4"/>&lt;--- <text:s/>1</text:p>
      <text:p text:style-name="P2">0100<text:tab/></text:p>
      <text:p text:style-name="P2"><text:s text:c="3"/>---&gt; 1 </text:p>
      <text:p text:style-name="P2">0010</text:p>
      <text:p text:style-name="P2"/>
      <text:p text:style-name="P2"/>
      <text:p text:style-name="P3">Na multiplicação posso usar SRA e SRL </text:p>
      <text:p text:style-name="P3"/>
      <text:p text:style-name="P3">Exemplo ( -2) </text:p>
      <text:p text:style-name="P2"/>
      <text:p text:style-name="P2">1101 </text:p>
      <text:p text:style-name="P2"/>
      <text:p text:style-name="P2"><text:span text:style-name="T1">Passando para comp.</text:span> 2</text:p>
      <text:p text:style-name="P2"/>
      <text:p text:style-name="P2">1110(-2)</text:p>
      <text:p text:style-name="P2"/>
      <text:p text:style-name="P2">&lt;--- <text:s/>1</text:p>
      <text:p text:style-name="P2"/>
      <text:p text:style-name="P2">1100(-4)</text:p>
      <text:p text:style-name="P2"/>
      <text:p text:style-name="P2"><text:span text:style-name="T1">Voltando</text:span> </text:p>
      <text:p text:style-name="P2"/>
      <text:p text:style-name="P2">0011</text:p>
      <text:p text:style-name="P2">0100(4) </text:p>
      <text:p text:style-name="P2"/>
      <text:p text:style-name="P3">Porém para divisão não posso, preciso usar SRA </text:p>
      <text:p text:style-name="P3"/>
      <text:p text:style-name="P4">1100(-4)</text:p>
      <text:p text:style-name="P3"><text:s text:c="3"/>---&gt; 1 </text:p>
      <text:p text:style-name="P3">0110 (errado!!)</text:p>
      <text:p text:style-name="P3">1110 (certo!Por isso usa se SRA)</text:p>
      <text:p text:style-name="P3"/>
      <text:p text:style-name="P3"/>
      <text:p text:style-name="P3"><text:soft-page-break/>Verificar se é par</text:p>
      <text:p text:style-name="P4"/>
      <text:p text:style-name="P4">Fazer uma mascara onde verifica se o último bit menos significativo é 0, pois todo número par o útimo bit significativo termina em 0</text:p>
      <text:p text:style-name="P4"/>
      <text:p text:style-name="P3">Verificar se é potencia de 2</text:p>
      <text:p text:style-name="P3"/>
      <text:p text:style-name="P3">????</text:p>
      <text:p text:style-name="P4"/>
      <text:p text:style-name="P3">Trocar dois bits, nas posições de ie j, de um registrador</text:p>
      <text:p text:style-name="P3"/>
      <text:p text:style-name="P4"><draw:frame draw:style-name="fr1" draw:name="graphics1" text:anchor-type="paragraph" svg:width="9.301cm" svg:height="9.373cm" draw:z-index="0"><draw:image xlink:href="Pictures/20000007000031190000314EC405B81C.svm" xlink:type="simple" xlink:show="embed" xlink:actuate="onLoad"/></draw:frame></text:p>
      <text:p text:style-name="P3">Achar menor/maior múltiplo de 4 mais próximo de um dado número </text:p>
      <text:p text:style-name="P3"/>
      <text:p text:style-name="P3"/>
      <text:p text:style-name="P3">Menor <text:s text:c="20"/></text:p>
      <text:p text:style-name="P3"/>
      <text:p text:style-name="P3">0111 (7) <text:s text:c="16"/></text:p>
      <text:p text:style-name="P3">0100(4) (zerar os dois bits mais significativos ) <text:s text:c="17"/></text:p>
      <text:p text:style-name="P3">-------<text:tab/><text:tab/><text:tab/></text:p>
      <text:p text:style-name="P3">0100 <text:s text:c="6"/></text:p>
      <text:p text:style-name="P3"/>
      <text:p text:style-name="P3">Maior </text:p>
      <text:p text:style-name="P3"/>
      <text:p text:style-name="P3">1001(9) </text:p>
      <text:p text:style-name="P3">0100(8)</text:p>
      <text:p text:style-name="P3">10000(16)</text:p>
      <text:p text:style-name="P3">1100(12)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18:28:36.60</meta:creation-date>
    <dc:date>2016-08-24T20:25:29.92</dc:date>
    <meta:editing-duration>PT23M29S</meta:editing-duration>
    <meta:editing-cycles>5</meta:editing-cycles>
    <meta:generator>OpenOffice/4.1.1$Win32 OpenOffice.org_project/411m6$Build-9775</meta:generator>
    <meta:document-statistic meta:table-count="0" meta:image-count="1" meta:object-count="0" meta:page-count="2" meta:paragraph-count="45" meta:word-count="144" meta:character-count="990"/>
  </office:meta>
</office:document-meta>
</file>